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0448" calcext:value-type="float">
            <text:p>134.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352" calcext:value-type="float">
            <text:p>134.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9112" calcext:value-type="float">
            <text:p>134.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064" calcext:value-type="float">
            <text:p>134.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968" calcext:value-type="float">
            <text:p>134.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016" calcext:value-type="float">
            <text:p>134.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584" calcext:value-type="float">
            <text:p>134.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632" calcext:value-type="float">
            <text:p>134.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392" calcext:value-type="float">
            <text:p>134.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248" calcext:value-type="float">
            <text:p>134.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632" calcext:value-type="float">
            <text:p>134.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392" calcext:value-type="float">
            <text:p>134.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9488" calcext:value-type="float">
            <text:p>134.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44" calcext:value-type="float">
            <text:p>134.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672" calcext:value-type="float">
            <text:p>133.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136" calcext:value-type="float">
            <text:p>132.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136" calcext:value-type="float">
            <text:p>132.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656" calcext:value-type="float">
            <text:p>132.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176" calcext:value-type="float">
            <text:p>132.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1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200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464" calcext:value-type="float">
            <text:p>132.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199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088" calcext:value-type="float">
            <text:p>132.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896" calcext:value-type="float">
            <text:p>132.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103113550201</text:p>
          </table:table-cell>
          <table:table-cell office:value-type="string" calcext:value-type="string">
            <text:p>B-25-15 29CCC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088" calcext:value-type="float">
            <text:p>132.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